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636712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9008" calcext:value-type="float">
            <text:p>133.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6712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5" calcext:value-type="float">
            <text:p>133.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6712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4416" calcext:value-type="float">
            <text:p>132.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6712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0512" calcext:value-type="float">
            <text:p>132.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6712</text:p>
          </table:table-cell>
          <table:table-cell office:value-type="string" calcext:value-type="string">
            <text:p>2020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4416" calcext:value-type="float">
            <text:p>132.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6712</text:p>
          </table:table-cell>
          <table:table-cell office:value-type="string" calcext:value-type="string">
            <text:p>2019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9176" calcext:value-type="float">
            <text:p>132.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6712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2224" calcext:value-type="float">
            <text:p>132.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6712</text:p>
          </table:table-cell>
          <table:table-cell office:value-type="string" calcext:value-type="string">
            <text:p>2019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784" calcext:value-type="float">
            <text:p>131.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6712</text:p>
          </table:table-cell>
          <table:table-cell office:value-type="string" calcext:value-type="string">
            <text:p>2019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1264" calcext:value-type="float">
            <text:p>131.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6712</text:p>
          </table:table-cell>
          <table:table-cell office:value-type="string" calcext:value-type="string">
            <text:p>2018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6024" calcext:value-type="float">
            <text:p>131.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6712</text:p>
          </table:table-cell>
          <table:table-cell office:value-type="string" calcext:value-type="string">
            <text:p>2018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4312" calcext:value-type="float">
            <text:p>131.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6712</text:p>
          </table:table-cell>
          <table:table-cell office:value-type="string" calcext:value-type="string">
            <text:p>2018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688" calcext:value-type="float">
            <text:p>131.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6712</text:p>
          </table:table-cell>
          <table:table-cell office:value-type="string" calcext:value-type="string">
            <text:p>201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8592" calcext:value-type="float">
            <text:p>131.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6712</text:p>
          </table:table-cell>
          <table:table-cell office:value-type="string" calcext:value-type="string">
            <text:p>2018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3352" calcext:value-type="float">
            <text:p>131.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6712</text:p>
          </table:table-cell>
          <table:table-cell office:value-type="string" calcext:value-type="string">
            <text:p>201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8112" calcext:value-type="float">
            <text:p>130.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6712</text:p>
          </table:table-cell>
          <table:table-cell office:value-type="string" calcext:value-type="string">
            <text:p>201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4584" calcext:value-type="float">
            <text:p>130.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6712</text:p>
          </table:table-cell>
          <table:table-cell office:value-type="string" calcext:value-type="string">
            <text:p>201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7152" calcext:value-type="float">
            <text:p>130.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6712</text:p>
          </table:table-cell>
          <table:table-cell office:value-type="string" calcext:value-type="string">
            <text:p>2017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3248" calcext:value-type="float">
            <text:p>130.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6712</text:p>
          </table:table-cell>
          <table:table-cell office:value-type="string" calcext:value-type="string">
            <text:p>2017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8864" calcext:value-type="float">
            <text:p>130.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6712</text:p>
          </table:table-cell>
          <table:table-cell office:value-type="string" calcext:value-type="string">
            <text:p>201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3896" calcext:value-type="float">
            <text:p>128.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6712</text:p>
          </table:table-cell>
          <table:table-cell office:value-type="string" calcext:value-type="string">
            <text:p>2016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0848" calcext:value-type="float">
            <text:p>128.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6712</text:p>
          </table:table-cell>
          <table:table-cell office:value-type="string" calcext:value-type="string">
            <text:p>2016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1704" calcext:value-type="float">
            <text:p>128.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6712</text:p>
          </table:table-cell>
          <table:table-cell office:value-type="string" calcext:value-type="string">
            <text:p>2016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0368" calcext:value-type="float">
            <text:p>128.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6712</text:p>
          </table:table-cell>
          <table:table-cell office:value-type="string" calcext:value-type="string">
            <text:p>2016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95504" calcext:value-type="float">
            <text:p>127.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6712</text:p>
          </table:table-cell>
          <table:table-cell office:value-type="string" calcext:value-type="string">
            <text:p>2016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8656" calcext:value-type="float">
            <text:p>128.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6712</text:p>
          </table:table-cell>
          <table:table-cell office:value-type="string" calcext:value-type="string">
            <text:p>2016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256" calcext:value-type="float">
            <text:p>128.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6712</text:p>
          </table:table-cell>
          <table:table-cell office:value-type="string" calcext:value-type="string">
            <text:p>2016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3416" calcext:value-type="float">
            <text:p>128.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6712</text:p>
          </table:table-cell>
          <table:table-cell office:value-type="string" calcext:value-type="string">
            <text:p>2016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9512" calcext:value-type="float">
            <text:p>128.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6712</text:p>
          </table:table-cell>
          <table:table-cell office:value-type="string" calcext:value-type="string">
            <text:p>201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3416" calcext:value-type="float">
            <text:p>128.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6712</text:p>
          </table:table-cell>
          <table:table-cell office:value-type="string" calcext:value-type="string">
            <text:p>2016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5608" calcext:value-type="float">
            <text:p>128.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6712</text:p>
          </table:table-cell>
          <table:table-cell office:value-type="string" calcext:value-type="string">
            <text:p>201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4272" calcext:value-type="float">
            <text:p>128.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6712</text:p>
          </table:table-cell>
          <table:table-cell office:value-type="string" calcext:value-type="string">
            <text:p>201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9032" calcext:value-type="float">
            <text:p>128.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6712</text:p>
          </table:table-cell>
          <table:table-cell office:value-type="string" calcext:value-type="string">
            <text:p>201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5128" calcext:value-type="float">
            <text:p>128.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6712</text:p>
          </table:table-cell>
          <table:table-cell office:value-type="string" calcext:value-type="string">
            <text:p>201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9032" calcext:value-type="float">
            <text:p>128.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6712</text:p>
          </table:table-cell>
          <table:table-cell office:value-type="string" calcext:value-type="string">
            <text:p>201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5984" calcext:value-type="float">
            <text:p>128.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6712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5984" calcext:value-type="float">
            <text:p>128.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6712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5984" calcext:value-type="float">
            <text:p>128.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6712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5984" calcext:value-type="float">
            <text:p>128.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6712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4168" calcext:value-type="float">
            <text:p>127.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6712</text:p>
          </table:table-cell>
          <table:table-cell office:value-type="string" calcext:value-type="string">
            <text:p>201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4648" calcext:value-type="float">
            <text:p>128.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6712</text:p>
          </table:table-cell>
          <table:table-cell office:value-type="string" calcext:value-type="string">
            <text:p>201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7696" calcext:value-type="float">
            <text:p>128.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6712</text:p>
          </table:table-cell>
          <table:table-cell office:value-type="string" calcext:value-type="string">
            <text:p>201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0744" calcext:value-type="float">
            <text:p>128.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6712</text:p>
          </table:table-cell>
          <table:table-cell office:value-type="string" calcext:value-type="string">
            <text:p>201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7696" calcext:value-type="float">
            <text:p>128.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6712</text:p>
          </table:table-cell>
          <table:table-cell office:value-type="string" calcext:value-type="string">
            <text:p>201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9408" calcext:value-type="float">
            <text:p>127.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6712</text:p>
          </table:table-cell>
          <table:table-cell office:value-type="string" calcext:value-type="string">
            <text:p>201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98552" calcext:value-type="float">
            <text:p>127.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6712</text:p>
          </table:table-cell>
          <table:table-cell office:value-type="string" calcext:value-type="string">
            <text:p>201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0264" calcext:value-type="float">
            <text:p>127.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6712</text:p>
          </table:table-cell>
          <table:table-cell office:value-type="string" calcext:value-type="string">
            <text:p>201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92456" calcext:value-type="float">
            <text:p>127.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6712</text:p>
          </table:table-cell>
          <table:table-cell office:value-type="string" calcext:value-type="string">
            <text:p>201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0264" calcext:value-type="float">
            <text:p>127.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6712</text:p>
          </table:table-cell>
          <table:table-cell office:value-type="string" calcext:value-type="string">
            <text:p>201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2936" calcext:value-type="float">
            <text:p>128.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6712</text:p>
          </table:table-cell>
          <table:table-cell office:value-type="string" calcext:value-type="string">
            <text:p>201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5776" calcext:value-type="float">
            <text:p>126.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6712</text:p>
          </table:table-cell>
          <table:table-cell office:value-type="string" calcext:value-type="string">
            <text:p>201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0536" calcext:value-type="float">
            <text:p>126.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6712</text:p>
          </table:table-cell>
          <table:table-cell office:value-type="string" calcext:value-type="string">
            <text:p>201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1392" calcext:value-type="float">
            <text:p>126.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6712</text:p>
          </table:table-cell>
          <table:table-cell office:value-type="string" calcext:value-type="string">
            <text:p>201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5296" calcext:value-type="float">
            <text:p>126.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6712</text:p>
          </table:table-cell>
          <table:table-cell office:value-type="string" calcext:value-type="string">
            <text:p>201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3104" calcext:value-type="float">
            <text:p>126.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6712</text:p>
          </table:table-cell>
          <table:table-cell office:value-type="string" calcext:value-type="string">
            <text:p>201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0056" calcext:value-type="float">
            <text:p>126.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2" meta:object-count="0"/>
    <meta:user-defined meta:name="AppVersion">3.0</meta:user-defined>
  </office:meta>
</office:document-meta>
</file>